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MappingException.JcrMapp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crMappingException.JcrMapping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ppingException.JcrMapping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